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0.5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6"/>
        </table:table-row>
        <table:table-row table:style-name="ro4">
          <table:table-cell table:style-name="ce3"/>
          <table:table-cell table:number-columns-repeated="6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19</text:p>
          </table:table-cell>
          <table:table-cell table:formula="of:=+[.D7]" office:value-type="float" office:value="13.319" calcext:value-type="float">
            <text:p>13,31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75</text:p>
          </table:table-cell>
          <table:table-cell table:formula="of:=+[.E7]+[.D8]" office:value-type="float" office:value="21.094" calcext:value-type="float">
            <text:p>21,09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283" calcext:value-type="float">
            <text:p>3,283</text:p>
          </table:table-cell>
          <table:table-cell table:formula="of:=+[.E8]+[.D9]" office:value-type="float" office:value="24.377" calcext:value-type="float">
            <text:p>24,37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299</text:p>
          </table:table-cell>
          <table:table-cell table:formula="of:=+[.E9]+[.D10]" office:value-type="float" office:value="36.676" calcext:value-type="float">
            <text:p>36,676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.051" calcext:value-type="float">
            <text:p>200,051</text:p>
          </table:table-cell>
          <table:table-cell table:formula="of:=+[.E10]+[.D11]" office:value-type="float" office:value="236.727" calcext:value-type="float">
            <text:p>236,72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37.797" calcext:value-type="float">
            <text:p>237,79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85</text:p>
          </table:table-cell>
          <table:table-cell table:formula="of:=+[.E12]+[.D13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16" calcext:value-type="float">
            <text:p>3,116</text:p>
          </table:table-cell>
          <table:table-cell table:formula="of:=+[.E13]+[.D14]" office:value-type="float" office:value="242.898" calcext:value-type="float">
            <text:p>242,89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4.227" calcext:value-type="float">
            <text:p>24,227</text:p>
          </table:table-cell>
          <table:table-cell table:formula="of:=+[.E14]+[.D15]" office:value-type="float" office:value="267.125" calcext:value-type="float">
            <text:p>267,1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739" calcext:value-type="float">
            <text:p>1,739</text:p>
          </table:table-cell>
          <table:table-cell table:formula="of:=+[.E15]+[.D16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  <table:table-cell table:formula="of:=+[.E16]+[.D17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table:formula="of:=+[.E17]+[.D18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formula="of:=+[.E18]+[.D19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  <table:table-cell table:formula="of:=+[.E19]+[.D20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table:formula="of:=+[.E20]+[.D21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+[.E21]+[.D22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formula="of:=+[.E22]+[.D23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formula="of:=+[.E23]+[.D24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formula="of:=+[.E24]+[.D25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formula="of:=+[.E25]+[.D26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formula="of:=+[.E26]+[.D27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formula="of:=+[.E27]+[.D28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formula="of:=+[.E28]+[.D29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formula="of:=+[.E29]+[.D30]" office:value-type="float" office:value="268.864" calcext:value-type="float">
            <text:p>268,864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formula="of:=+[.E30]+[.D31]" office:value-type="float" office:value="268.864" calcext:value-type="float">
            <text:p>268,8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16:30:34.84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1-12-10T16:31:51.760000000</dc:date>
    <meta:editing-duration>PT17H32M29S</meta:editing-duration>
    <meta:editing-cycles>8</meta:editing-cycles>
    <meta:generator>LibreOffice/7.1.3.2$Windows_X86_64 LibreOffice_project/47f78053abe362b9384784d31a6e56f8511eb1c1</meta:generator>
    <meta:document-statistic meta:table-count="1" meta:cell-count="71" meta:object-count="0"/>
  </office:meta>
</office:document-meta>
</file>